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1cc9" officeooo:paragraph-rsid="00051cc9" style:font-weight-asian="bold" style:font-weight-complex="bold"/>
    </style:style>
    <style:style style:name="P2" style:family="paragraph" style:parent-style-name="Standard">
      <style:text-properties fo:font-weight="bold" officeooo:rsid="000691b8" officeooo:paragraph-rsid="000691b8" style:font-weight-asian="bold" style:font-weight-complex="bold"/>
    </style:style>
    <style:style style:name="P3" style:family="paragraph" style:parent-style-name="Standard">
      <style:text-properties fo:font-weight="normal" officeooo:rsid="0005d515" officeooo:paragraph-rsid="0005d515" style:font-weight-asian="normal" style:font-weight-complex="normal"/>
    </style:style>
    <style:style style:name="P4" style:family="paragraph" style:parent-style-name="Standard">
      <style:text-properties fo:font-weight="normal" officeooo:rsid="0006b83e" officeooo:paragraph-rsid="0006b83e" style:font-weight-asian="normal" style:font-weight-complex="normal"/>
    </style:style>
    <style:style style:name="P5" style:family="paragraph" style:parent-style-name="Standard">
      <style:text-properties fo:font-weight="normal" officeooo:rsid="00081c4c" officeooo:paragraph-rsid="00081c4c" style:font-weight-asian="normal" style:font-weight-complex="normal"/>
    </style:style>
    <style:style style:name="P6" style:family="paragraph" style:parent-style-name="Standard">
      <style:text-properties fo:font-weight="normal" officeooo:rsid="0009d534" officeooo:paragraph-rsid="0009d534" style:font-weight-asian="normal" style:font-weight-complex="normal"/>
    </style:style>
    <style:style style:name="P7" style:family="paragraph" style:parent-style-name="Standard">
      <style:text-properties fo:font-weight="normal" officeooo:rsid="000ab161" officeooo:paragraph-rsid="000ab161" style:font-weight-asian="normal" style:font-weight-complex="normal"/>
    </style:style>
    <style:style style:name="T1" style:family="text">
      <style:text-properties officeooo:rsid="00062fad"/>
    </style:style>
    <style:style style:name="T2" style:family="text">
      <style:text-properties officeooo:rsid="000691b8"/>
    </style:style>
    <style:style style:name="T3" style:family="text">
      <style:text-properties officeooo:rsid="0009d534"/>
    </style:style>
    <style:style style:name="T4" style:family="text">
      <style:text-properties officeooo:rsid="000ab1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</text:p>
      <text:p text:style-name="P1">1.generating data</text:p>
      <text:p text:style-name="P3">Using Four month data, including:</text:p>
      <text:p text:style-name="P3">1) Customer orders</text:p>
      <text:p text:style-name="P3">2) Inventory</text:p>
      <text:p text:style-name="P3">3) Actual routes</text:p>
      <text:p text:style-name="P4">4)Seed location</text:p>
      <text:p text:style-name="P3">Data scale: 2300 unique orders and more than 10,000 line items</text:p>
      <text:p text:style-name="P3">Items per order: Approximately 5.</text:p>
      <text:p text:style-name="P3"/>
      <text:p text:style-name="P5"><text:span text:style-name="T1">We plan to generate customer location by using lattitude and longitude within Edinburgh area. We assume that the route and distance between different place is straight line.</text:span></text:p>
      <text:p text:style-name="P1">2. <text:span text:style-name="T2">Assignment Problem</text:span></text:p>
      <text:p text:style-name="P2">3. Routing Problem</text:p>
      <text:p text:style-name="P2"/>
      <text:p text:style-name="P5">1. We plan to generate data, including Customer location, Seed location, Inventory, Actual routes, order number .etc. The location will based on <text:span text:style-name="T1">lattitude and longitude within Edinburgh area </text:span>and we assume the route and distance between different place is straight line.</text:p>
      <text:p text:style-name="P5">2. <text:span text:style-name="T3">We plan to solve this problem by 2 steps:</text:span></text:p>
      <text:p text:style-name="P6">First step: Build the assignment problem model which is used to decide transporting product p to seed location s.</text:p>
      <text:p text:style-name="P6">Second step: Solve the Routing Problem by using N-MTSP model based on the results in first step, which means decide best route from seed location s to customer place j.</text:p>
      <text:p text:style-name="P6">3. After <text:span text:style-name="T4">acomplished the two-stage model, we will discuss the impact of different value of Weight-Based Truck Utilization(TU), Route-Based Utilization(RU) and Penalty-Based Policy(PP) to this model.</text:span></text:p>
      <text:p text:style-name="P7">4. If we have rest time, We will change the customer location distribution and seed location distribution and compare the impact of different distribution to this model.</text:p>
      <text:p text:style-name="P7">It is hard to get the amount of saving mone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5:21:11.007615869</meta:creation-date>
    <dc:date>2020-01-26T16:50:12.029735479</dc:date>
    <meta:editing-duration>PT7M</meta:editing-duration>
    <meta:editing-cycles>1</meta:editing-cycles>
    <meta:document-statistic meta:table-count="0" meta:image-count="0" meta:object-count="0" meta:page-count="1" meta:paragraph-count="19" meta:word-count="230" meta:character-count="1431" meta:non-whitespace-character-count="1219"/>
    <meta:generator>LibreOffice/6.0.7.3$Linux_X86_64 LibreOffice_project/00m0$Build-3</meta:generator>
  </office:meta>
</office:document-meta>
</file>